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List.Nod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toString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">
            <text:p text:style-name="Table_20_Contents">2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Node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contains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NodeList( List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add( int index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set( int index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XMLOutputter.output( Attribute attribute ,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List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NodeList( List nodes , boolean cop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Lis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List.remove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retain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selectNodes( String xpath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clone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odeList.NodeLis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addAll( int index ,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lastIndexOf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toArray( Objec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NodeLis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List.NodeList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Lis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